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2 distanceAlgorithm STATISTICS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6,10,15,1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3,10,15,16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2,10,15,1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1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6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1.5789473684211">
            <text:p>31.58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4,2,15,1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0,15,1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10,15,1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1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6,7,15,1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7,1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2 distanceAlgorithm STATISTICS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7.8947368421053">
            <text:p>57.8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4,5,6,7,9,13,11,12,8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20:23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